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/>
    </style:style>
    <style:style style:name="ce2" style:family="table-cell" style:parent-style-name="Default">
      <style:table-cell-properties fo:background-color="#0084d1"/>
    </style:style>
    <style:style style:name="ce3" style:family="table-cell" style:parent-style-name="Default">
      <style:table-cell-properties fo:background-color="#c5000b"/>
    </style:style>
    <style:style style:name="ce4" style:family="table-cell" style:parent-style-name="Default">
      <style:table-cell-properties fo:background-color="#ffd32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icle</text:p>
          </table:table-cell>
          <table:table-cell/>
          <table:table-cell office:value-type="string" calcext:value-type="string">
            <text:p>Full Width (MeV)</text:p>
          </table:table-cell>
          <table:table-cell office:value-type="string" calcext:value-type="string">
            <text:p>FW Min (MeV)</text:p>
          </table:table-cell>
          <table:table-cell office:value-type="string" calcext:value-type="string">
            <text:p>FW Max (MeV)</text:p>
          </table:table-cell>
          <table:table-cell/>
          <table:table-cell office:value-type="string" calcext:value-type="string">
            <text:p>Particle</text:p>
          </table:table-cell>
          <table:table-cell office:value-type="string" calcext:value-type="string">
            <text:p>Decay Length (fm)</text:p>
          </table:table-cell>
          <table:table-cell office:value-type="string" calcext:value-type="string">
            <text:p>DL Min (fm)</text:p>
          </table:table-cell>
          <table:table-cell office:value-type="string" calcext:value-type="string">
            <text:p>DL Max (fm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(1320)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office:value-type="string" calcext:value-type="string">
            <text:p>a2(1320)</text:p>
          </table:table-cell>
          <table:table-cell table:style-name="ce1" table:formula="of:=197.32697/[.C4]" office:value-type="float" office:value="1.84417728971963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(1450)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3"/>
          <table:table-cell office:value-type="string" calcext:value-type="string">
            <text:p>a0(1450)</text:p>
          </table:table-cell>
          <table:table-cell table:style-name="ce2" table:formula="of:=197.32697/[.C5]" office:value-type="float" office:value="0.744630075471698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(2040)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3"/>
          <table:table-cell office:value-type="string" calcext:value-type="string">
            <text:p>a4(2040)</text:p>
          </table:table-cell>
          <table:table-cell table:style-name="ce2" table:formula="of:=197.32697/[.C6]" office:value-type="float" office:value="0.767809221789883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hi</text:p>
          </table:table-cell>
          <table:table-cell table:number-columns-repeated="5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(1020)</text:p>
          </table:table-cell>
          <table:table-cell/>
          <table:table-cell office:value-type="float" office:value="4.266" calcext:value-type="float">
            <text:p>4.27</text:p>
          </table:table-cell>
          <table:table-cell table:number-columns-repeated="3"/>
          <table:table-cell office:value-type="string" calcext:value-type="string">
            <text:p>phi(1020)</text:p>
          </table:table-cell>
          <table:table-cell table:style-name="ce3" table:formula="of:=197.32697/[.C9]" office:value-type="float" office:value="46.2557360525082" calcext:value-type="float">
            <text:p>4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(1680)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phi(1680)</text:p>
          </table:table-cell>
          <table:table-cell table:style-name="ce1" table:formula="of:=197.32697/[.C10]" office:value-type="float" office:value="1.31551313333333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(1850)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phi(1850)</text:p>
          </table:table-cell>
          <table:table-cell table:style-name="ce1" table:formula="of:=197.32697/[.C11]" office:value-type="float" office:value="2.26812609195402" calcext:value-type="float">
            <text:p>2.2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(1285)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3"/>
          <table:table-cell office:value-type="string" calcext:value-type="string">
            <text:p>f1(1285)</text:p>
          </table:table-cell>
          <table:table-cell table:style-name="ce3" table:formula="of:=197.32697/[.C14]" office:value-type="float" office:value="8.18784107883817" calcext:value-type="float">
            <text:p>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370)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0(1370)</text:p>
          </table:table-cell>
          <table:table-cell/>
          <table:table-cell table:style-name="ce2" table:formula="of:=197.32697/[.E15]" office:value-type="float" office:value="0.39465394" calcext:value-type="float">
            <text:p>0.39</text:p>
          </table:table-cell>
          <table:table-cell table:style-name="ce2" table:formula="of:=197.32697/[.D15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f1(1420)</text:p>
          </table:table-cell>
          <table:table-cell/>
          <table:table-cell office:value-type="float" office:value="54.9" calcext:value-type="float">
            <text:p>54.9</text:p>
          </table:table-cell>
          <table:table-cell table:number-columns-repeated="3"/>
          <table:table-cell office:value-type="string" calcext:value-type="string">
            <text:p>f1(1420)</text:p>
          </table:table-cell>
          <table:table-cell table:style-name="ce4" table:formula="of:=197.32697/[.C16]" office:value-type="float" office:value="3.59429817850638" calcext:value-type="float">
            <text:p>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500)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f0(1500)</text:p>
          </table:table-cell>
          <table:table-cell table:style-name="ce1" table:formula="of:=197.32697/[.C17]" office:value-type="float" office:value="1.81033917431193" calcext:value-type="float">
            <text:p>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’(1525)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f2’(1525)</text:p>
          </table:table-cell>
          <table:table-cell table:style-name="ce1" table:formula="of:=197.32697/[.C18]" office:value-type="float" office:value="2.70310917808219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710)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f0(1710)</text:p>
          </table:table-cell>
          <table:table-cell table:style-name="ce1" table:formula="of:=197.32697/[.C19]" office:value-type="float" office:value="1.41961848920863" calcext:value-type="float">
            <text:p>1.4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5"/>
          <table:table-cell office:value-type="string" calcext:value-type="string">
            <text:p>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(1670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pi(1670)</text:p>
          </table:table-cell>
          <table:table-cell table:style-name="ce2" table:formula="of:=197.32697/[.C22]" office:value-type="float" office:value="0.758949884615385" calcext:value-type="float">
            <text:p>0.7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(1475)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eta(1475)</text:p>
          </table:table-cell>
          <table:table-cell table:style-name="ce1" table:formula="of:=197.32697/[.C25]" office:value-type="float" office:value="2.32149376470588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aons</text:p>
          </table:table-cell>
          <table:table-cell table:number-columns-repeated="5"/>
          <table:table-cell office:value-type="string" calcext:value-type="string">
            <text:p>Ka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*(892)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K*(892)</text:p>
          </table:table-cell>
          <table:table-cell table:style-name="ce4" table:formula="of:=197.32697/[.C28]" office:value-type="float" office:value="4.11097854166667" calcext:value-type="float">
            <text:p>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(1270)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K1(1270)</text:p>
          </table:table-cell>
          <table:table-cell table:style-name="ce1" table:formula="of:=197.32697/[.C29]" office:value-type="float" office:value="2.19252188888889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(1400)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  <table:table-cell office:value-type="string" calcext:value-type="string">
            <text:p>K1(1400)</text:p>
          </table:table-cell>
          <table:table-cell table:style-name="ce1" table:formula="of:=197.32697/[.C30]" office:value-type="float" office:value="1.13406304597701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*(1410)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office:value-type="string" calcext:value-type="string">
            <text:p>K*(1410)</text:p>
          </table:table-cell>
          <table:table-cell table:style-name="ce2" table:formula="of:=197.32697/[.C31]" office:value-type="float" office:value="0.850547284482759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*(1430)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/>
          <table:table-cell office:value-type="string" calcext:value-type="string">
            <text:p>K0*(1430)</text:p>
          </table:table-cell>
          <table:table-cell table:style-name="ce2" table:formula="of:=197.32697/[.C32]" office:value-type="float" office:value="0.7308406296296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*(1680)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3"/>
          <table:table-cell office:value-type="string" calcext:value-type="string">
            <text:p>K*(1680)</text:p>
          </table:table-cell>
          <table:table-cell table:style-name="ce2" table:formula="of:=197.32697/[.C33]" office:value-type="float" office:value="0.612816677018633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3*(1780)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K3*(1780)</text:p>
          </table:table-cell>
          <table:table-cell table:style-name="ce1" table:formula="of:=197.32697/[.C34]" office:value-type="float" office:value="1.24105012578616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(1820)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3"/>
          <table:table-cell office:value-type="string" calcext:value-type="string">
            <text:p>K2(1820)</text:p>
          </table:table-cell>
          <table:table-cell table:style-name="ce2" table:formula="of:=197.32697/[.C35]" office:value-type="float" office:value="0.714952789855072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5"/>
          <table:table-cell office:value-type="string" calcext:value-type="string">
            <text:p>Sig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(1385)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Sig(1385)</text:p>
          </table:table-cell>
          <table:table-cell table:style-name="ce3" table:formula="of:=197.32697/[.C38]" office:value-type="float" office:value="5.33316135135135" calcext:value-type="float">
            <text:p>5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(166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ig(1660)</text:p>
          </table:table-cell>
          <table:table-cell table:style-name="ce1" table:formula="of:=197.32697/[.C39]" office:value-type="float" office:value="1.9732697" calcext:value-type="float">
            <text:p>1.97</text:p>
          </table:table-cell>
          <table:table-cell table:formula="of:=197.32697/[.E39]" office:value-type="float" office:value="0.98663485" calcext:value-type="float">
            <text:p>0.99</text:p>
          </table:table-cell>
          <table:table-cell table:formula="of:=197.32697/[.D39]" office:value-type="float" office:value="4.93317425" calcext:value-type="float">
            <text:p>4.93</text:p>
          </table:table-cell>
        </table:table-row>
        <table:table-row table:style-name="ro1">
          <table:table-cell office:value-type="string" calcext:value-type="string">
            <text:p>Sig(1670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ig(1670)</text:p>
          </table:table-cell>
          <table:table-cell table:style-name="ce4" table:formula="of:=197.32697/[.C40]" office:value-type="float" office:value="3.28878283333333" calcext:value-type="float">
            <text:p>3.29</text:p>
          </table:table-cell>
          <table:table-cell table:formula="of:=197.32697/[.E40]" office:value-type="float" office:value="2.466587125" calcext:value-type="float">
            <text:p>2.47</text:p>
          </table:table-cell>
          <table:table-cell table:formula="of:=197.32697/[.D40]" office:value-type="float" office:value="4.93317425" calcext:value-type="float">
            <text:p>4.93</text:p>
          </table:table-cell>
        </table:table-row>
        <table:table-row table:style-name="ro1">
          <table:table-cell office:value-type="string" calcext:value-type="string">
            <text:p>Sig(1750)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ig(1750)</text:p>
          </table:table-cell>
          <table:table-cell table:style-name="ce1" table:formula="of:=197.32697/[.C41]" office:value-type="float" office:value="2.19252188888889" calcext:value-type="float">
            <text:p>2.19</text:p>
          </table:table-cell>
          <table:table-cell table:formula="of:=197.32697/[.E41]" office:value-type="float" office:value="1.2332935625" calcext:value-type="float">
            <text:p>1.23</text:p>
          </table:table-cell>
          <table:table-cell table:formula="of:=197.32697/[.D41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Sig(1775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Sig(1775)</text:p>
          </table:table-cell>
          <table:table-cell table:style-name="ce1" table:formula="of:=197.32697/[.C42]" office:value-type="float" office:value="1.64439141666667" calcext:value-type="float">
            <text:p>1.64</text:p>
          </table:table-cell>
          <table:table-cell table:formula="of:=197.32697/[.E42]" office:value-type="float" office:value="1.46168125925926" calcext:value-type="float">
            <text:p>1.46</text:p>
          </table:table-cell>
          <table:table-cell table:formula="of:=197.32697/[.D42]" office:value-type="float" office:value="1.87930447619048" calcext:value-type="float">
            <text:p>1.88</text:p>
          </table:table-cell>
        </table:table-row>
        <table:table-row table:style-name="ro1">
          <table:table-cell office:value-type="string" calcext:value-type="string">
            <text:p>Sig(1915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ig(1915)</text:p>
          </table:table-cell>
          <table:table-cell table:style-name="ce1" table:formula="of:=197.32697/[.C43]" office:value-type="float" office:value="1.64439141666667" calcext:value-type="float">
            <text:p>1.64</text:p>
          </table:table-cell>
          <table:table-cell table:formula="of:=197.32697/[.E43]" office:value-type="float" office:value="1.2332935625" calcext:value-type="float">
            <text:p>1.23</text:p>
          </table:table-cell>
          <table:table-cell table:formula="of:=197.32697/[.D43]" office:value-type="float" office:value="2.466587125" calcext:value-type="float">
            <text:p>2.47</text:p>
          </table:table-cell>
        </table:table-row>
        <table:table-row table:style-name="ro1">
          <table:table-cell office:value-type="string" calcext:value-type="string">
            <text:p>Sig(1940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ig(1940)</text:p>
          </table:table-cell>
          <table:table-cell table:style-name="ce2" table:formula="of:=197.32697/[.C44]" office:value-type="float" office:value="0.896940772727273" calcext:value-type="float">
            <text:p>0.9</text:p>
          </table:table-cell>
          <table:table-cell table:formula="of:=197.32697/[.E44]" office:value-type="float" office:value="0.657756566666667" calcext:value-type="float">
            <text:p>0.66</text:p>
          </table:table-cell>
          <table:table-cell table:formula="of:=197.32697/[.D44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Sig(2030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ig(2030)</text:p>
          </table:table-cell>
          <table:table-cell table:style-name="ce1" table:formula="of:=197.32697/[.C45]" office:value-type="float" office:value="1.09626094444444" calcext:value-type="float">
            <text:p>1.1</text:p>
          </table:table-cell>
          <table:table-cell table:formula="of:=197.32697/[.E45]" office:value-type="float" office:value="0.98663485" calcext:value-type="float">
            <text:p>0.99</text:p>
          </table:table-cell>
          <table:table-cell table:formula="of:=197.32697/[.D45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Sig(225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ig(2250)</text:p>
          </table:table-cell>
          <table:table-cell table:style-name="ce1" table:formula="of:=197.32697/[.C46]" office:value-type="float" office:value="1.9732697" calcext:value-type="float">
            <text:p>1.97</text:p>
          </table:table-cell>
          <table:table-cell table:formula="of:=197.32697/[.E46]" office:value-type="float" office:value="1.31551313333333" calcext:value-type="float">
            <text:p>1.32</text:p>
          </table:table-cell>
          <table:table-cell table:formula="of:=197.32697/[.D46]" office:value-type="float" office:value="3.28878283333333" calcext:value-type="float">
            <text:p>3.2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5"/>
          <table:table-cell office:value-type="string" calcext:value-type="string">
            <text:p>Lamb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(1520)</text:p>
          </table:table-cell>
          <table:table-cell/>
          <table:table-cell office:value-type="float" office:value="15.6" calcext:value-type="float">
            <text:p>15.6</text:p>
          </table:table-cell>
          <table:table-cell table:number-columns-repeated="3"/>
          <table:table-cell office:value-type="string" calcext:value-type="string">
            <text:p>Lam(1520)</text:p>
          </table:table-cell>
          <table:table-cell table:style-name="ce3" table:formula="of:=197.32697/[.C49]" office:value-type="float" office:value="12.6491647435897" calcext:value-type="float">
            <text:p>12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(160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1600)</text:p>
          </table:table-cell>
          <table:table-cell table:style-name="ce1" table:formula="of:=197.32697/[.C50]" office:value-type="float" office:value="1.31551313333333" calcext:value-type="float">
            <text:p>1.32</text:p>
          </table:table-cell>
          <table:table-cell table:formula="of:=197.32697/[.E50]" office:value-type="float" office:value="0.78930788" calcext:value-type="float">
            <text:p>0.79</text:p>
          </table:table-cell>
          <table:table-cell table:formula="of:=197.32697/[.D50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670)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am(1670)</text:p>
          </table:table-cell>
          <table:table-cell table:style-name="ce3" table:formula="of:=197.32697/[.C51]" office:value-type="float" office:value="5.63791342857143" calcext:value-type="float">
            <text:p>5.64</text:p>
          </table:table-cell>
          <table:table-cell table:formula="of:=197.32697/[.E51]" office:value-type="float" office:value="3.9465394" calcext:value-type="float">
            <text:p>3.95</text:p>
          </table:table-cell>
          <table:table-cell table:formula="of:=197.32697/[.D51]" office:value-type="float" office:value="7.8930788" calcext:value-type="float">
            <text:p>7.89</text:p>
          </table:table-cell>
        </table:table-row>
        <table:table-row table:style-name="ro1">
          <table:table-cell office:value-type="string" calcext:value-type="string">
            <text:p>Lam(1690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am(1690)</text:p>
          </table:table-cell>
          <table:table-cell table:style-name="ce4" table:formula="of:=197.32697/[.C52]" office:value-type="float" office:value="3.28878283333333" calcext:value-type="float">
            <text:p>3.29</text:p>
          </table:table-cell>
          <table:table-cell table:formula="of:=197.32697/[.E52]" office:value-type="float" office:value="2.81895671428571" calcext:value-type="float">
            <text:p>2.82</text:p>
          </table:table-cell>
          <table:table-cell table:formula="of:=197.32697/[.D52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800)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m(1800)</text:p>
          </table:table-cell>
          <table:table-cell table:style-name="ce2" table:formula="of:=197.32697/[.C53]" office:value-type="float" office:value="0.657756566666667" calcext:value-type="float">
            <text:p>0.66</text:p>
          </table:table-cell>
          <table:table-cell table:formula="of:=197.32697/[.E53]" office:value-type="float" office:value="0.493317425" calcext:value-type="float">
            <text:p>0.49</text:p>
          </table:table-cell>
          <table:table-cell table:formula="of:=197.32697/[.D53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Lam(181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1810)</text:p>
          </table:table-cell>
          <table:table-cell table:style-name="ce1" table:formula="of:=197.32697/[.C54]" office:value-type="float" office:value="1.31551313333333" calcext:value-type="float">
            <text:p>1.32</text:p>
          </table:table-cell>
          <table:table-cell table:formula="of:=197.32697/[.E54]" office:value-type="float" office:value="0.78930788" calcext:value-type="float">
            <text:p>0.79</text:p>
          </table:table-cell>
          <table:table-cell table:formula="of:=197.32697/[.D54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820)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am(1820)</text:p>
          </table:table-cell>
          <table:table-cell table:style-name="ce1" table:formula="of:=197.32697/[.C55]" office:value-type="float" office:value="2.466587125" calcext:value-type="float">
            <text:p>2.47</text:p>
          </table:table-cell>
          <table:table-cell table:formula="of:=197.32697/[.E55]" office:value-type="float" office:value="2.19252188888889" calcext:value-type="float">
            <text:p>2.19</text:p>
          </table:table-cell>
          <table:table-cell table:formula="of:=197.32697/[.D55]" office:value-type="float" office:value="2.81895671428571" calcext:value-type="float">
            <text:p>2.82</text:p>
          </table:table-cell>
        </table:table-row>
        <table:table-row table:style-name="ro1">
          <table:table-cell office:value-type="string" calcext:value-type="string">
            <text:p>Lam(1830)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Lam(1830)</text:p>
          </table:table-cell>
          <table:table-cell table:style-name="ce1" table:formula="of:=197.32697/[.C56]" office:value-type="float" office:value="2.077126" calcext:value-type="float">
            <text:p>2.08</text:p>
          </table:table-cell>
          <table:table-cell table:formula="of:=197.32697/[.E56]" office:value-type="float" office:value="1.79388154545455" calcext:value-type="float">
            <text:p>1.79</text:p>
          </table:table-cell>
          <table:table-cell table:formula="of:=197.32697/[.D56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Lam(189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m(1890)</text:p>
          </table:table-cell>
          <table:table-cell table:style-name="ce1" table:formula="of:=197.32697/[.C57]" office:value-type="float" office:value="1.9732697" calcext:value-type="float">
            <text:p>1.97</text:p>
          </table:table-cell>
          <table:table-cell table:formula="of:=197.32697/[.E57]" office:value-type="float" office:value="0.98663485" calcext:value-type="float">
            <text:p>0.99</text:p>
          </table:table-cell>
          <table:table-cell table:formula="of:=197.32697/[.D57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Lam(2100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2100)</text:p>
          </table:table-cell>
          <table:table-cell table:style-name="ce2" table:formula="of:=197.32697/[.C58]" office:value-type="float" office:value="0.98663485" calcext:value-type="float">
            <text:p>0.99</text:p>
          </table:table-cell>
          <table:table-cell table:formula="of:=197.32697/[.E58]" office:value-type="float" office:value="0.78930788" calcext:value-type="float">
            <text:p>0.79</text:p>
          </table:table-cell>
          <table:table-cell table:formula="of:=197.32697/[.D58]" office:value-type="float" office:value="1.9732697" calcext:value-type="float">
            <text:p>1.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scade</text:p>
          </table:table-cell>
          <table:table-cell table:number-columns-repeated="5"/>
          <table:table-cell office:value-type="string" calcext:value-type="string">
            <text:p>Casc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i(1690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i(1690)</text:p>
          </table:table-cell>
          <table:table-cell table:style-name="ce3" table:formula="of:=197.32697/[.C61]" office:value-type="float" office:value="6.57756566666667" calcext:value-type="float">
            <text:p>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1820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Xi(1820)</text:p>
          </table:table-cell>
          <table:table-cell table:style-name="ce3" table:formula="of:=197.32697/[.C62]" office:value-type="float" office:value="8.22195708333333" calcext:value-type="float">
            <text:p>8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1950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Xi(1950)</text:p>
          </table:table-cell>
          <table:table-cell table:style-name="ce4" table:formula="of:=197.32697/[.C63]" office:value-type="float" office:value="3.28878283333333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2030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Xi(2030)</text:p>
          </table:table-cell>
          <table:table-cell table:style-name="ce3" table:formula="of:=197.32697/[.C64]" office:value-type="float" office:value="9.8663485" calcext:value-type="float">
            <text:p>9.8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mega</text:p>
          </table:table-cell>
          <table:table-cell table:number-columns-repeated="5"/>
          <table:table-cell office:value-type="string" calcext:value-type="string">
            <text:p>Ome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ga(2250)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Omega(2250)</text:p>
          </table:table-cell>
          <table:table-cell table:style-name="ce4" table:formula="of:=197.32697/[.C67]" office:value-type="float" office:value="3.58776309090909" calcext:value-type="float">
            <text:p>3.5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tron</text:p>
          </table:table-cell>
          <table:table-cell table:number-columns-repeated="5"/>
          <table:table-cell office:value-type="string" calcext:value-type="string">
            <text:p>Neut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(1650)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N(1650)</text:p>
          </table:table-cell>
          <table:table-cell table:style-name="ce1" table:formula="of:=197.32697/[.C70]" office:value-type="float" office:value="1.40947835714286" calcext:value-type="float">
            <text:p>1.41</text:p>
          </table:table-cell>
          <table:table-cell table:formula="of:=197.32697/[.E70]" office:value-type="float" office:value="1.16074688235294" calcext:value-type="float">
            <text:p>1.16</text:p>
          </table:table-cell>
          <table:table-cell table:formula="of:=197.32697/[.D70]" office:value-type="float" office:value="1.79388154545455" calcext:value-type="float">
            <text:p>1.79</text:p>
          </table:table-cell>
        </table:table-row>
        <table:table-row table:style-name="ro1">
          <table:table-cell office:value-type="string" calcext:value-type="string">
            <text:p>N(171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N(1710)</text:p>
          </table:table-cell>
          <table:table-cell table:style-name="ce1" table:formula="of:=197.32697/[.C71]" office:value-type="float" office:value="1.9732697" calcext:value-type="float">
            <text:p>1.97</text:p>
          </table:table-cell>
          <table:table-cell table:formula="of:=197.32697/[.E71]" office:value-type="float" office:value="0.78930788" calcext:value-type="float">
            <text:p>0.79</text:p>
          </table:table-cell>
          <table:table-cell table:formula="of:=197.32697/[.D71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N(1720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(1720)</text:p>
          </table:table-cell>
          <table:table-cell table:style-name="ce2" table:formula="of:=197.32697/[.C72]" office:value-type="float" office:value="0.78930788" calcext:value-type="float">
            <text:p>0.79</text:p>
          </table:table-cell>
          <table:table-cell table:formula="of:=197.32697/[.E72]" office:value-type="float" office:value="0.493317425" calcext:value-type="float">
            <text:p>0.49</text:p>
          </table:table-cell>
          <table:table-cell table:formula="of:=197.32697/[.D72]" office:value-type="float" office:value="1.31551313333333" calcext:value-type="float">
            <text:p>1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05:59:33.26455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6:32:45.892726960</meta:creation-date>
    <meta:generator>LibreOffice/4.2.8.2$Linux_X86_64 LibreOffice_project/420m0$Build-2</meta:generator>
    <dc:date>2017-08-17T06:11:26.794121825</dc:date>
    <meta:editing-duration>PT1H31M39S</meta:editing-duration>
    <meta:editing-cycles>34</meta:editing-cycles>
    <meta:document-statistic meta:table-count="1" meta:cell-count="308" meta:object-count="0"/>
  </office:meta>
</office:document-meta>
</file>